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96cm" style:rel-column-width="18539*"/>
    </style:style>
    <style:style style:name="Table2.B" style:family="table-column">
      <style:table-column-properties style:column-width="5.978cm" style:rel-column-width="14984*"/>
    </style:style>
    <style:style style:name="Table2.C" style:family="table-column">
      <style:table-column-properties style:column-width="12.771cm" style:rel-column-width="3201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f2d3ae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f11bec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eb102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5" style:family="paragraph" style:parent-style-name="Table_20_Contents">
      <style:text-properties officeooo:paragraph-rsid="020801da"/>
    </style:style>
    <style:style style:name="P96" style:family="paragraph" style:parent-style-name="Table_20_Contents">
      <style:text-properties officeooo:paragraph-rsid="022a3a56"/>
    </style:style>
    <style:style style:name="P97" style:family="paragraph" style:parent-style-name="Table_20_Contents">
      <style:text-properties officeooo:paragraph-rsid="02062754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text-properties officeooo:paragraph-rsid="0230b508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049a42a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4" style:family="paragraph" style:parent-style-name="Table_20_Contents">
      <style:text-properties style:font-name="Courier New" fo:font-size="10pt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fo:font-style="normal" officeooo:rsid="01e2c632" style:language-asian="zxx" style:country-asian="none" style:font-style-asian="normal" style:font-name-complex="Courier New" style:language-complex="zxx" style:country-complex="none" style:font-style-complex="normal"/>
    </style:style>
    <style:style style:name="T192" style:family="text">
      <style:text-properties fo:color="#000000" loext:opacity="100%" style:font-name="Courier New" fo:language="zxx" fo:country="none" fo:font-style="italic" officeooo:rsid="02f2d3ae" style:language-asian="zxx" style:country-asian="none" style:font-style-asian="italic" style:font-name-complex="Courier New" style:language-complex="zxx" style:country-complex="none" style:font-style-complex="italic"/>
    </style:style>
    <style:style style:name="T193" style:family="text">
      <style:text-properties fo:color="#000000" loext:opacity="100%" style:font-name="Courier New" fo:language="zxx" fo:country="none" fo:font-style="normal" officeooo:rsid="02d0c15d" style:language-asian="zxx" style:country-asian="none" style:font-style-asian="normal" style:font-name-complex="Courier New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fo:font-style="italic" officeooo:rsid="01bee199" style:language-asian="zxx" style:country-asian="none" style:font-style-asian="italic" style:font-name-complex="Courier New" style:language-complex="zxx" style:country-complex="none" style:font-style-complex="italic"/>
    </style:style>
    <style:style style:name="T197" style:family="text">
      <style:text-properties fo:color="#000000" loext:opacity="100%" style:font-name="Courier New" fo:language="zxx" fo:country="none" fo:font-style="italic" officeooo:rsid="02f11bec" style:language-asian="zxx" style:country-asian="none" style:font-style-asian="italic" style:font-name-complex="Courier New" style:language-complex="zxx" style:country-complex="none" style:font-style-complex="italic"/>
    </style:style>
    <style:style style:name="T19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202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203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fo:font-style="italic" officeooo:rsid="02eb102f" style:language-asian="zxx" style:country-asian="none" style:font-style-asian="italic" style:font-name-complex="Courier New" style:language-complex="zxx" style:country-complex="none" style:font-style-complex="italic"/>
    </style:style>
    <style:style style:name="T208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10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font-style="italic" officeooo:rsid="02afaaf5" style:font-style-asian="italic" style:font-style-complex="italic"/>
    </style:style>
    <style:style style:name="T219" style:family="text">
      <style:text-properties officeooo:rsid="02afaaf5"/>
    </style:style>
    <style:style style:name="T220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9">Math.sumPrecise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6"><text:span text:style-name="Source_20_Text"><text:span text:style-name="T180">c</text:span></text:span><text:span text:style-name="Source_20_Text"><text:span text:style-name="T173">reateData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1">val</text:span></text:span><text:span text:style-name="Source_20_Text"><text:span text:style-name="T182">ue</text:span></text:span><text:span text:style-name="Source_20_Text"><text:span text:style-name="T173">&gt;);</text:span></text:span></text:p>
            <text:p text:style-name="P86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6"><text:span text:style-name="Source_20_Text"><text:span text:style-name="T173">createMethod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3">val</text:span></text:span><text:span text:style-name="Source_20_Text"><text:span text:style-name="T182">ue</text:span></text:span><text:span text:style-name="Source_20_Text"><text:span text:style-name="T173">&gt;);</text:span></text:span></text:p>
            <text:p text:style-name="P86"><text:span text:style-name="Source_20_Text"><text:span text:style-name="T173">createPolyfillMethod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6"><text:span text:style-name="Source_20_Text"><text:span text:style-name="T173">createPolyfill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4">val</text:span></text:span><text:span text:style-name="Source_20_Text"><text:span text:style-name="T182">ue</text:span></text:span><text:span text:style-name="Source_20_Text"><text:span text:style-name="T173">&gt;);</text:span></text:span></text:p>
            <text:p text:style-name="P86"><text:span text:style-name="Source_20_Text"><text:span text:style-name="T173">deleteOwnProperty(&lt;object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[,Throw=false]);</text:span></text:span></text:p>
            <text:p text:style-name="P87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 </text:span></text:span><text:span text:style-name="Source_20_Text"><text:span text:style-name="T185">+ </text:span></text:span><text:span text:style-name="Source_20_Text"><text:span text:style-name="T173">getInV(&lt;</text:span></text:span><text:span text:style-name="Source_20_Text"><text:span text:style-name="T186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8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8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9"><text:span text:style-name="Source_20_Text"><text:span text:style-name="T173">isSameValue(&lt;</text:span></text:span><text:span text:style-name="Source_20_Text"><text:span text:style-name="T187">v</text:span></text:span><text:span text:style-name="Source_20_Text"><text:span text:style-name="T179">alue</text:span></text:span><text:span text:style-name="Source_20_Text"><text:span text:style-name="T187">1</text:span></text:span><text:span text:style-name="Source_20_Text"><text:span text:style-name="T173">&gt;,&lt;</text:span></text:span><text:span text:style-name="Source_20_Text"><text:span text:style-name="T187">v</text:span></text:span><text:span text:style-name="Source_20_Text"><text:span text:style-name="T179">alue</text:span></text:span><text:span text:style-name="Source_20_Text"><text:span text:style-name="T187">2</text:span></text:span><text:span text:style-name="Source_20_Text"><text:span text:style-name="T173">&gt;);</text:span></text:span></text:p>
            <text:p text:style-name="P89"><text:span text:style-name="Source_20_Text"><text:span text:style-name="T178">isSameValueNonNumber(&lt;</text:span></text:span><text:span text:style-name="Source_20_Text"><text:span text:style-name="T177">val</text:span></text:span><text:span text:style-name="Source_20_Text"><text:span text:style-name="T188">ue</text:span></text:span><text:span text:style-name="Source_20_Text"><text:span text:style-name="T177">1</text:span></text:span><text:span text:style-name="Source_20_Text"><text:span text:style-name="T178">&gt;,&lt;</text:span></text:span><text:span text:style-name="Source_20_Text"><text:span text:style-name="T177">val</text:span></text:span><text:span text:style-name="Source_20_Text"><text:span text:style-name="T188">ue</text:span></text:span><text:span text:style-name="Source_20_Text"><text:span text:style-name="T177">2</text:span></text:span><text:span text:style-name="Source_20_Text"><text:span text:style-name="T178">&gt;);</text:span></text:span></text:p>
            <text:p text:style-name="P90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1"><text:span text:style-name="Source_20_Text"><text:span text:style-name="T189">toArray(</text:span></text:span><text:span text:style-name="Source_20_Text"><text:span text:style-name="T190">val</text:span></text:span><text:span text:style-name="Source_20_Text"><text:span text:style-name="T185">ue</text:span></text:span><text:span text:style-name="Source_20_Text"><text:span text:style-name="T189">);</text:span></text:span><text:span text:style-name="Source_20_Text"><text:span text:style-name="T191"> </text:span></text:span><text:span text:style-name="Source_20_Text"><text:span text:style-name="T192">and</text:span></text:span><text:span text:style-name="Source_20_Text"><text:span text:style-name="T193"> </text:span></text:span><text:span text:style-name="Source_20_Text"><text:span text:style-name="T173">toObject(&lt;</text:span></text:span><text:span text:style-name="Source_20_Text"><text:span text:style-name="T194">val</text:span></text:span><text:span text:style-name="Source_20_Text"><text:span text:style-name="T195">ue</text:span></text:span><text:span text:style-name="Source_20_Text"><text:span text:style-name="T173">&gt;);</text:span></text:span></text:p>
            <text:p text:style-name="P92"><text:span text:style-name="Source_20_Text"><text:span text:style-name="T178">toInteger(&lt;val</text:span></text:span><text:span text:style-name="Source_20_Text"><text:span text:style-name="T179">ue</text:span></text:span><text:span text:style-name="Source_20_Text"><text:span text:style-name="T178">&gt;);</text:span></text:span><text:span text:style-name="Source_20_Text"><text:span text:style-name="T196"> </text:span></text:span><text:span text:style-name="Source_20_Text"><text:span text:style-name="T197">and </text:span></text:span><text:span text:style-name="Source_20_Text"><text:span text:style-name="T198">toIntegerOrInfinity(&lt;value&gt;);</text:span></text:span></text:p>
            <text:p text:style-name="P92"><text:span text:style-name="Source_20_Text"><text:span text:style-name="T199">to</text:span></text:span><text:span text:style-name="Source_20_Text"><text:span text:style-name="T200">Index(&lt;v</text:span></text:span><text:span text:style-name="Source_20_Text"><text:span text:style-name="T179">alue</text:span></text:span><text:span text:style-name="Source_20_Text"><text:span text:style-name="T200">&gt;);</text:span></text:span><text:span text:style-name="Source_20_Text"><text:span text:style-name="T201"> </text:span></text:span><text:span text:style-name="Source_20_Text"><text:span text:style-name="T202">and </text:span></text:span><text:span text:style-name="Source_20_Text"><text:span text:style-name="T203">isIndex(&lt;</text:span></text:span><text:span text:style-name="Source_20_Text"><text:span text:style-name="T204">val</text:span></text:span><text:span text:style-name="Source_20_Text"><text:span text:style-name="T205">ue</text:span></text:span><text:span text:style-name="Source_20_Text"><text:span text:style-name="T203">&gt;);</text:span></text:span></text:p>
            <text:p text:style-name="P93"><text:span text:style-name="Source_20_Text"><text:span text:style-name="T206">toLength(&lt;value&gt;);</text:span></text:span><text:span text:style-name="Source_20_Text"><text:span text:style-name="T202"> </text:span></text:span><text:span text:style-name="Source_20_Text"><text:span text:style-name="T207">and </text:span></text:span><text:span text:style-name="Source_20_Text"><text:span text:style-name="T204">isLength</text:span></text:span><text:span text:style-name="Source_20_Text"><text:span text:style-name="T203">(&lt;</text:span></text:span><text:span text:style-name="Source_20_Text"><text:span text:style-name="T204">va</text:span></text:span><text:span text:style-name="Source_20_Text"><text:span text:style-name="T205">lue</text:span></text:span><text:span text:style-name="Source_20_Text"><text:span text:style-name="T203">&gt;);</text:span></text:span></text:p>
            <text:p text:style-name="P91"><text:span text:style-name="Source_20_Text"><text:span text:style-name="T190">toPrimitive</text:span></text:span><text:span text:style-name="Source_20_Text"><text:span text:style-name="T208">Value</text:span></text:span><text:span text:style-name="Source_20_Text"><text:span text:style-name="T190">(&lt;val</text:span></text:span><text:span text:style-name="Source_20_Text"><text:span text:style-name="T185">ue</text:span></text:span><text:span text:style-name="Source_20_Text"><text:span text:style-name="T190">&gt;); </text:span></text:span><text:span text:style-name="Source_20_Text"><text:span text:style-name="T192">and</text:span></text:span><text:span text:style-name="Source_20_Text"><text:span text:style-name="T185"> </text:span></text:span><text:span text:style-name="Source_20_Text"><text:span text:style-name="T190">toPrimitive</text:span></text:span><text:span text:style-name="Source_20_Text"><text:span text:style-name="T208">Value</text:span></text:span><text:span text:style-name="Source_20_Text"><text:span text:style-name="T190">(&lt;val</text:span></text:span><text:span text:style-name="Source_20_Text"><text:span text:style-name="T185">ue</text:span></text:span><text:span text:style-name="Source_20_Text"><text:span text:style-name="T190">&gt;);</text:span></text:span></text:p>
            <text:p text:style-name="P91"><text:span text:style-name="Source_20_Text"><text:span text:style-name="T209">toPropertyKey(&lt;</text:span></text:span><text:span text:style-name="Source_20_Text"><text:span text:style-name="T185">value</text:span></text:span><text:span text:style-name="Source_20_Text"><text:span text:style-name="T209">&gt;);</text:span></text:span><text:span text:style-name="Source_20_Text"><text:span text:style-name="T202"> </text:span></text:span><text:span text:style-name="Source_20_Text"><text:span text:style-name="T192">and</text:span></text:span><text:span text:style-name="Source_20_Text"><text:span text:style-name="T207"> </text:span></text:span><text:span text:style-name="Source_20_Text"><text:span text:style-name="T209">isPropertyKey(&lt;</text:span></text:span><text:span text:style-name="Source_20_Text"><text:span text:style-name="T210">val</text:span></text:span><text:span text:style-name="Source_20_Text"><text:span text:style-name="T185">ue</text:span></text:span><text:span text:style-name="Source_20_Text"><text:span text:style-name="T209">&gt;);</text:span></text:span></text:p>
            <text:p text:style-name="P91"><text:span text:style-name="Source_20_Text"><text:span text:style-name="T185">ty</text:span></text:span><text:span text:style-name="Source_20_Text"><text:span text:style-name="T211">pe(&lt;</text:span></text:span><text:span text:style-name="Source_20_Text"><text:span text:style-name="T185">value</text:span></text:span><text:span text:style-name="Source_20_Text"><text:span text:style-name="T211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4"><text:span text:style-name="Source_20_Text"><text:span text:style-name="T212">Cookie </text:span></text:span><text:span text:style-name="Source_20_Text"><text:span text:style-name="T213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5"><text:span text:style-name="Source_20_Text"><text:span text:style-name="T17">getCookie([name]);</text:span></text:span></text:p>
            <text:p text:style-name="P95"><text:span text:style-name="Source_20_Text"><text:span text:style-name="T17">hasCookie(&lt;name&gt;);</text:span></text:span></text:p>
            <text:p text:style-name="P96"><text:span text:style-name="Source_20_Text"><text:span text:style-name="T17">setCookie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text:span text:style-name="Source_20_Text"><text:span text:style-name="T17"> setCookie(&lt;name&gt;,&lt;value&gt;[,hours</text:span></text:span><text:span text:style-name="Source_20_Text"><text:span text:style-name="T214">=8760</text:span></text:span><text:span text:style-name="Source_20_Text"><text:span text:style-name="T17">[,path</text:span></text:span><text:span text:style-name="Source_20_Text"><text:span text:style-name="T214">="/"</text:span></text:span><text:span text:style-name="Source_20_Text"><text:span text:style-name="T17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7">[,HttpOnly]]]]]]);</text:span></text:span></text:p>
            <text:p text:style-name="P96"><text:span text:style-name="Source_20_Text"><text:span text:style-name="T17">removeCookie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/text:p>
            <text:p text:style-name="P97"><text:span text:style-name="Source_20_Text"><text:span text:style-name="T17">removeCookie(&lt;name&gt;[,path</text:span></text:span><text:span text:style-name="Source_20_Text"><text:span text:style-name="T214">="/"</text:span></text:span><text:span text:style-name="Source_20_Text"><text:span text:style-name="T17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7">[,HttpOnly]]]]]);</text:span></text:span></text:p>
            <text:p text:style-name="P96"><text:span text:style-name="Source_20_Text"><text:span text:style-name="T17">clearCookies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/text:p>
            <text:p text:style-name="P97"><text:span text:style-name="Source_20_Text"><text:span text:style-name="T17">clearCookies([path</text:span></text:span><text:span text:style-name="Source_20_Text"><text:span text:style-name="T214">="/"</text:span></text:span><text:span text:style-name="Source_20_Text"><text:span text:style-name="T17">[,domain[,</text:span></text:span><text:span text:style-name="Source_20_Text"><text:span text:style-name="T217">sec</text:span></text:span><text:span text:style-name="Source_20_Text"><text:span text:style-name="T17">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8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9"><text:span text:style-name="Source_20_Text"><text:span text:style-name="T17">getText(&lt;url&gt;,&lt;success&gt;);</text:span></text:span></text:p>
            <text:p text:style-name="P99"><text:span text:style-name="Source_20_Text"><text:span text:style-name="T17">getJson(&lt;url&gt;,&lt;success&gt;);</text:span></text:span></text:p>
            <text:p text:style-name="P99"><text:span text:style-name="Source_20_Text"><text:span text:style-name="T17"/></text:span></text:p>
            <text:p text:style-name="P100"><text:span text:style-name="Source_20_Text"><text:span text:style-name="T17">ajax(&lt;Options obj</text:span></text:span><text:span text:style-name="Source_20_Text"><text:span text:style-name="T215">ect</text:span></text:span><text:span text:style-name="Source_20_Text"><text:span text:style-name="T17">&gt;);</text:span></text:span></text:p>
            <text:p text:style-name="P101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2">V3.1.0</text:p>
          </table:table-cell>
          <table:table-cell table:style-name="Table3.A2" office:value-type="string">
            <text:p text:style-name="P102">v3.8.0</text:p>
          </table:table-cell>
          <table:table-cell table:style-name="Table3.C2" office:value-type="string">
            <text:p text:style-name="P103">v5.6.0</text:p>
          </table:table-cell>
        </table:table-row>
        <table:table-row>
          <table:table-cell table:style-name="Table3.A3" office:value-type="string">
            <text:p text:style-name="P104">Array.from();</text:p>
            <text:p text:style-name="P104">Array.of();</text:p>
            <text:p text:style-name="P105">Array.prototype.copyWithin();</text:p>
            <text:p text:style-name="P105">Array.prototype.fill();</text:p>
            <text:p text:style-name="P104">Array.prototype.find();</text:p>
            <text:p text:style-name="P104">Array.prototype.findIndex();</text:p>
            <text:p text:style-name="P104">Object.create();</text:p>
            <text:p text:style-name="P105">String.fromCodePoint();</text:p>
            <text:p text:style-name="P105">String.prototype.codePointAt();</text:p>
            <text:p text:style-name="P106">String.prototype.endsWith();</text:p>
            <text:p text:style-name="P105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4">Number.EPSILON;</text:p>
            <text:p text:style-name="P108">Number.isNaN(); <text:span text:style-name="T218">and</text:span><text:span text:style-name="T219"> </text:span>isNaN();</text:p>
            <text:p text:style-name="P104">Number.isInteger();</text:p>
            <text:p text:style-name="P104">Number.isFinite();</text:p>
            <text:p text:style-name="P56">Number.isSafeInteger();</text:p>
            <text:p text:style-name="P56">Number.parseInt();</text:p>
            <text:p text:style-name="P104">Number.parseFloat();</text:p>
          </table:table-cell>
          <table:table-cell table:style-name="Table3.B3" office:value-type="string">
            <text:p text:style-name="P105"/>
            <text:p text:style-name="P109"><text:span text:style-name="Source_20_Text"><text:span text:style-name="T220">Array.prototype.values();</text:span></text:span></text:p>
            <text:p text:style-name="P109"><text:span text:style-name="Source_20_Text"><text:span text:style-name="T220"/></text:span></text:p>
            <text:p text:style-name="P109"><text:span text:style-name="Source_20_Text"><text:span text:style-name="T220">Array.prototype.includes();</text:span></text:span></text:p>
            <text:p text:style-name="P109"/>
            <text:p text:style-name="P106"><text:span text:style-name="Source_20_Text"><text:span text:style-name="T220">ChildNode.after();</text:span></text:span><text:line-break/><text:span text:style-name="Source_20_Text"><text:span text:style-name="T220">ChildNode.before();</text:span></text:span><text:line-break/><text:span text:style-name="Source_20_Text"><text:span text:style-name="T220">ChildNode.remove();</text:span></text:span><text:line-break/><text:span text:style-name="Source_20_Text"><text:span text:style-name="T220">ChildNode.replaceWith();</text:span></text:span></text:p>
            <text:p text:style-name="P109"/>
            <text:p text:style-name="P106"><text:span text:style-name="Source_20_Text"><text:span text:style-name="T220">Element.prototype.closest();<text:line-break/>Element.prototype.getAttributeNames();</text:span></text:span></text:p>
            <text:p text:style-name="P106"><text:span text:style-name="Source_20_Text"><text:span text:style-name="T220">Element.prototype.matches();</text:span></text:span></text:p>
            <text:p text:style-name="P106"><text:span text:style-name="Source_20_Text"><text:span text:style-name="T220">Element.prototype.toggleAttribute();</text:span></text:span></text:p>
            <text:p text:style-name="P109"/>
            <text:p text:style-name="P106"><text:span text:style-name="Source_20_Text"><text:span text:style-name="T220">ParentNode.append();</text:span></text:span></text:p>
            <text:p text:style-name="P106"><text:span text:style-name="Source_20_Text"><text:span text:style-name="T220"/></text:span></text:p>
            <text:p text:style-name="P106"><text:span text:style-name="Source_20_Text"><text:span text:style-name="T220">ParentNode.prepend();</text:span></text:span><text:line-break/><text:line-break/><text:span text:style-name="Source_20_Text"><text:span text:style-name="T220">String.prototype[Symbol.iterator]();</text:span></text:span></text:p>
            <text:p text:style-name="P109"><text:span text:style-name="Source_20_Text"><text:span text:style-name="T220">String.prototype.includes();</text:span></text:span></text:p>
            <text:p text:style-name="P109"><text:span text:style-name="Source_20_Text"><text:span text:style-name="T220">String.prototype.repeat();</text:span></text:span><text:line-break/></text:p>
            <text:p text:style-name="P105"><text:span text:style-name="Source_20_Text"><text:span text:style-name="T220">NodeList.prototype.forEach();</text:span></text:span><text:line-break/></text:p>
            <text:p text:style-name="P109"><text:span text:style-name="Source_20_Text"><text:span text:style-name="T220">Object.assign();</text:span></text:span></text:p>
            <text:p text:style-name="P106"><text:span text:style-name="Source_20_Text"><text:span text:style-name="T220">Object.entries();</text:span></text:span><text:line-break/></text:p>
            <text:p text:style-name="P106"><text:span text:style-name="Source_20_Text"><text:span text:style-name="T220">Object.getOwnPropertyDescriptors();</text:span></text:span><text:line-break/><text:span text:style-name="Source_20_Text"><text:span text:style-name="T220">Object.values();</text:span></text:span><text:line-break/></text:p>
            <text:p text:style-name="P105"><text:span text:style-name="Source_20_Text"><text:span text:style-name="T220">RegExp.prototype.flags;</text:span></text:span><text:line-break/></text:p>
            <text:p text:style-name="P105"><text:span text:style-name="Source_20_Text"><text:span text:style-name="T220">window.screenLeft;</text:span></text:span><text:line-break/><text:span text:style-name="Source_20_Text"><text:span text:style-name="T220">window.screenTop;</text:span></text:span></text:p>
          </table:table-cell>
          <table:table-cell table:style-name="Table3.C3" office:value-type="string">
            <text:p text:style-name="P104">Array.prototype.at();</text:p>
            <text:p text:style-name="P104"/>
            <text:p text:style-name="P104">Array.prototype.findLast();</text:p>
            <text:p text:style-name="P104">Array.prototype.findLastIndex();</text:p>
            <text:p text:style-name="P104"/>
            <text:p text:style-name="P104">Array.prototype.flat();</text:p>
            <text:p text:style-name="P104">Array.prototype.flatMap();</text:p>
            <text:p text:style-name="P104"/>
            <text:p text:style-name="P104">Array.prototype.group();</text:p>
            <text:p text:style-name="P104">Array.prototype.groupToMap();</text:p>
            <text:p text:style-name="P104"/>
            <text:p text:style-name="P104">Number.MIN_SAFE_INTEGER;</text:p>
            <text:p text:style-name="P104">Number.MAX_SAFE_INTEGER;</text:p>
            <text:p text:style-name="P104"/>
            <text:p text:style-name="P104">Object.fromEntries();</text:p>
            <text:p text:style-name="P104"/>
            <text:p text:style-name="P104">Object.is();</text:p>
            <text:p text:style-name="P104"/>
            <text:p text:style-name="P110">String.prototype.at();</text:p>
            <text:p text:style-name="P104">String.prototype.matchAll();</text:p>
            <text:p text:style-name="P104"/>
            <text:p text:style-name="P104">String.prototype.padStart();</text:p>
            <text:p text:style-name="P104">String.prototype.padEnd();</text:p>
            <text:p text:style-name="P104"/>
            <text:p text:style-name="P104">String.prototype.replaceAll();</text:p>
            <text:p text:style-name="P104"/>
            <text:p text:style-name="P104">String.prototype.trimStart();</text:p>
            <text:p text:style-name="P104">String.prototype.trimLeft();</text:p>
            <text:p text:style-name="P104">String.prototype.trimEnd();</text:p>
            <text:p text:style-name="P104">String.prototype.trimRight();</text:p>
            <text:p text:style-name="P104"/>
            <text:p text:style-name="P104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2T20:09:23.023082300</dc:date>
    <meta:print-date>2025-05-09T16:38:23.586748200</meta:print-date>
    <meta:editing-cycles>843</meta:editing-cycles>
    <meta:editing-duration>PT21H12M18S</meta:editing-duration>
    <meta:printed-by>PDF files</meta:printed-by>
    <meta:document-statistic meta:table-count="4" meta:image-count="0" meta:object-count="0" meta:page-count="4" meta:paragraph-count="329" meta:word-count="481" meta:character-count="9684" meta:non-whitespace-character-count="9506"/>
    <meta:template xlink:type="simple" xlink:actuate="onRequest" xlink:title="" xlink:href="Normal.dotm"/>
  </office:meta>
</office:document-meta>
</file>